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e Mission ist für zwei Spieler gedacht. Der eine Spieler steuert Baradé, der andere Dararos.</text:p>
      <text:p text:style-name="Standard"/>
      <text:p text:style-name="Standard"/>
      <text:p text:style-name="Standard"/>
      <text:p text:style-name="Standard">Gegenstände Dararos':</text:p>
      <text:p text:style-name="Standard"/>
      <text:p text:style-name="Standard">Fähigkeiten Daraos':</text:p>
      <text:p text:style-name="Standard"/>
      <text:p text:style-name="Standard">Gegenstände Baradés:</text:p>
      <text:p text:style-name="Standard"/>
      <text:p text:style-name="Standard">Fähigkeiten Baradé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5:24:49</meta:creation-date>
    <meta:generator>LibreOffice/3.3$Linux LibreOffice_project/330m19$Build-8</meta:generator>
    <meta:document-statistic meta:table-count="0" meta:image-count="0" meta:object-count="0" meta:page-count="1" meta:paragraph-count="5" meta:word-count="23" meta:character-count="175"/>
    <dc:date>2011-06-03T15:26:22</dc:date>
    <meta:editing-duration>PT1M34S</meta:editing-duration>
    <meta:editing-cycles>1</meta:editing-cycles>
  </office:meta>
</office:document-meta>
</file>